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" style:font-pitch="variable"/>
    <style:font-face style:name="Roboto Thin" svg:font-family="'Robo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8cm" table:align="center" fo:background-color="transparent">
        <style:background-image/>
      </style:table-properties>
    </style:style>
    <style:style style:name="Table1.A" style:family="table-column">
      <style:table-column-properties style:column-width="3.997cm"/>
    </style:style>
    <style:style style:name="Table1.B" style:family="table-column">
      <style:table-column-properties style:column-width="4.001cm"/>
    </style:style>
    <style:style style:name="Table1.E" style:family="table-column">
      <style:table-column-properties style:column-width="3.999cm"/>
    </style:style>
    <style:style style:name="Table1.F" style:family="table-column">
      <style:table-column-properties style:column-width="4.002cm"/>
    </style:style>
    <style:style style:name="Table1.1" style:family="table-row">
      <style:table-row-properties style:row-height="5.6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8cm" table:align="center" fo:background-color="transparent">
        <style:background-image/>
      </style:table-properties>
    </style:style>
    <style:style style:name="Table2.A" style:family="table-column">
      <style:table-column-properties style:column-width="3.997cm"/>
    </style:style>
    <style:style style:name="Table2.B" style:family="table-column">
      <style:table-column-properties style:column-width="4.001cm"/>
    </style:style>
    <style:style style:name="Table2.E" style:family="table-column">
      <style:table-column-properties style:column-width="3.999cm"/>
    </style:style>
    <style:style style:name="Table2.F" style:family="table-column">
      <style:table-column-properties style:column-width="4.002cm"/>
    </style:style>
    <style:style style:name="Table2.1" style:family="table-row">
      <style:table-row-properties style:row-height="5.6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254f9a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1cf07c" style:font-size-asian="32pt" style:font-weight-asian="bold" style:font-size-complex="3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32pt" fo:font-weight="bold" officeooo:paragraph-rsid="001cf07c" style:font-size-asian="32pt" style:font-weight-asian="bold" style:font-size-complex="32pt" style:font-weight-complex="bold"/>
    </style:style>
    <style:style style:name="P6" style:family="paragraph" style:parent-style-name="Standard">
      <style:text-properties officeooo:paragraph-rsid="0029d669"/>
    </style:style>
    <style:style style:name="P7" style:family="paragraph" style:parent-style-name="Standard">
      <style:text-properties officeooo:paragraph-rsid="002b9032"/>
    </style:style>
    <style:style style:name="P8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1cf07c" style:font-size-asian="32pt" style:font-weight-asian="bold" style:font-size-complex="3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9d669" style:font-size-asian="32pt" style:font-weight-asian="bold" style:font-size-complex="3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Roboto" fo:font-size="32pt" fo:font-weight="bold" officeooo:rsid="001cf07c" officeooo:paragraph-rsid="002b9032" style:font-size-asian="32pt" style:font-weight-asian="bold" style:font-size-complex="3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32pt" fo:font-weight="bold" officeooo:paragraph-rsid="0029d669" style:font-size-asian="32pt" style:font-weight-asian="bold" style:font-size-complex="3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32pt" fo:font-weight="bold" officeooo:paragraph-rsid="002b9032" style:font-size-asian="32pt" style:font-weight-asian="bold" style:font-size-complex="3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rsid="0029ecf2" officeooo:paragraph-rsid="0029d669" style:font-size-asian="32pt" style:font-style-asian="italic" style:font-weight-asian="normal" style:font-size-complex="32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rsid="0029ecf2" officeooo:paragraph-rsid="002b9032" style:font-size-asian="32pt" style:font-style-asian="italic" style:font-weight-asian="normal" style:font-size-complex="32pt" style:font-style-complex="italic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Roboto Thin" fo:font-size="32pt" fo:font-style="italic" fo:font-weight="normal" officeooo:rsid="001cf07c" officeooo:paragraph-rsid="0029d669" style:font-size-asian="32pt" style:font-style-asian="italic" style:font-weight-asian="normal" style:font-size-complex="32pt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Roboto Thin" fo:font-size="28pt" fo:font-style="italic" fo:font-weight="normal" officeooo:rsid="001cf07c" officeooo:paragraph-rsid="0029d669" style:font-size-asian="28pt" style:font-style-asian="italic" style:font-weight-asian="normal" style:font-size-complex="28pt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Roboto Thin" fo:font-size="28pt" fo:font-style="italic" fo:font-weight="normal" officeooo:rsid="001cf07c" officeooo:paragraph-rsid="002b9032" style:font-size-asian="28pt" style:font-style-asian="italic" style:font-weight-asian="normal" style:font-size-complex="28pt" style:font-style-complex="italic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Roboto Thin" fo:font-size="26pt" fo:font-style="italic" fo:font-weight="normal" officeooo:rsid="001cf07c" officeooo:paragraph-rsid="0029d669" style:font-size-asian="26pt" style:font-style-asian="italic" style:font-weight-asian="normal" style:font-size-complex="26pt" style:font-style-complex="italic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Roboto Thin" fo:font-size="26pt" fo:font-style="italic" fo:font-weight="normal" officeooo:rsid="001cf07c" officeooo:paragraph-rsid="002b9032" style:font-size-asian="26pt" style:font-style-asian="italic" style:font-weight-asian="normal" style:font-size-complex="26pt" style:font-style-complex="italic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Roboto Thin" fo:font-size="26pt" fo:font-style="italic" fo:font-weight="normal" officeooo:rsid="002b9032" officeooo:paragraph-rsid="0029d669" style:font-size-asian="26pt" style:font-style-asian="italic" style:font-weight-asian="normal" style:font-size-complex="26pt" style:font-style-complex="italic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Roboto Thin" fo:font-size="26pt" fo:font-style="italic" fo:font-weight="normal" officeooo:rsid="002b9032" officeooo:paragraph-rsid="002b9032" style:font-size-asian="26pt" style:font-style-asian="italic" style:font-weight-asian="normal" style:font-size-complex="26pt" style:font-style-complex="italic" style:font-weight-complex="normal"/>
    </style:style>
    <style:style style:name="T1" style:family="text">
      <style:text-properties officeooo:rsid="00254f9a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officeooo:rsid="0029ecf2" style:font-size-asian="26pt" style:font-size-complex="26pt"/>
    </style:style>
    <style:style style:name="T4" style:family="text">
      <style:text-properties fo:font-size="26pt" officeooo:rsid="0029d669" style:font-size-asian="26pt" style:font-size-complex="26pt"/>
    </style:style>
    <style:style style:name="T5" style:family="text">
      <style:text-properties officeooo:rsid="0029d669"/>
    </style:style>
    <style:style style:name="T6" style:family="text">
      <style:text-properties officeooo:rsid="002b90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B"/>
        <table:table-row table:style-name="Table1.1">
          <table:table-cell table:style-name="Table1.A1" office:value-type="string">
            <text:p text:style-name="P14"><text:span text:style-name="T2"/></text:p>
          </table:table-cell>
          <table:table-cell table:style-name="Table1.A1" office:value-type="string">
            <text:p text:style-name="P17">M<text:span text:style-name="T5">2,5</text:span>x<text:span text:style-name="T6">30</text:span></text:p>
            <text:p text:style-name="P19"><text:line-break/><text:span text:style-name="T5">Distanz-bolzen</text:span></text:p>
            <text:p text:style-name="P22">int/ext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G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7">M<text:span text:style-name="T5">2,5</text:span>x<text:span text:style-name="T6">10</text:span></text:p>
            <text:p text:style-name="P19"><text:line-break/><text:span text:style-name="T5">Distanz-bolzen</text:span></text:p>
            <text:p text:style-name="P22">int/ext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7">M<text:span text:style-name="T5">2,5</text:span>x<text:span text:style-name="T6">25</text:span></text:p>
            <text:p text:style-name="P19"><text:line-break/><text:span text:style-name="T5">Distanz-bolzen</text:span></text:p>
            <text:p text:style-name="P22">int/int</text:p>
          </table:table-cell>
          <table:table-cell table:style-name="Table1.G2" office:value-type="string">
            <text:p text:style-name="P17">M<text:span text:style-name="T5">2,5</text:span>x<text:span text:style-name="T6">10</text:span></text:p>
            <text:p text:style-name="P19"><text:line-break/><text:span text:style-name="T5">Distanz-bolzen</text:span></text:p>
            <text:p text:style-name="P22">int/int</text:p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G2" office:value-type="string">
            <text:p text:style-name="P3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F"/>
        <table:table-column table:style-name="Table2.B"/>
        <text:soft-page-break/>
        <table:table-row table:style-name="Table2.1">
          <table:table-cell table:style-name="Table2.A1" office:value-type="string">
            <text:p text:style-name="P14"><text:span text:style-name="T2"/></text:p>
          </table:table-cell>
          <table:table-cell table:style-name="Table2.A1" office:value-type="string">
            <text:p text:style-name="P17">M<text:span text:style-name="T5">2,5</text:span>x<text:span text:style-name="T6">30</text:span></text:p>
            <text:p text:style-name="P19"><text:line-break/><text:span text:style-name="T5">Distanz-bolzen</text:span></text:p>
            <text:p text:style-name="P22">int/ext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G1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7">M<text:span text:style-name="T5">2,5</text:span>x<text:span text:style-name="T6">10</text:span></text:p>
            <text:p text:style-name="P19"><text:line-break/><text:span text:style-name="T5">Distanz-bolzen</text:span></text:p>
            <text:p text:style-name="P22">int/ext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7">M<text:span text:style-name="T5">2,5</text:span>x<text:span text:style-name="T6">25</text:span></text:p>
            <text:p text:style-name="P19"><text:line-break/><text:span text:style-name="T5">Distanz-bolzen</text:span></text:p>
            <text:p text:style-name="P22">int/int</text:p>
          </table:table-cell>
          <table:table-cell table:style-name="Table2.G2" office:value-type="string">
            <text:p text:style-name="P17">M<text:span text:style-name="T5">2,5</text:span>x<text:span text:style-name="T6">10</text:span></text:p>
            <text:p text:style-name="P19"><text:line-break/><text:span text:style-name="T5">Distanz-bolzen</text:span></text:p>
            <text:p text:style-name="P22">int/int</text:p>
          </table:table-cell>
        </table:table-row>
        <table:table-row table:style-name="Table2.1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21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3"/>
          </table:table-cell>
          <table:table-cell table:style-name="Table2.G2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" style:font-pitch="variable"/>
    <style:font-face style:name="Roboto Thin" svg:font-family="'Robo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9:29:59.742644020</meta:creation-date>
    <dc:date>2021-04-29T14:44:41.020896801</dc:date>
    <meta:editing-duration>PT54M41S</meta:editing-duration>
    <meta:editing-cycles>12</meta:editing-cycles>
    <meta:generator>LibreOffice/6.1.5.2$Linux_X86_64 LibreOffice_project/10$Build-2</meta:generator>
    <meta:print-date>2021-04-29T14:42:29.239807075</meta:print-date>
    <meta:document-statistic meta:table-count="2" meta:image-count="0" meta:object-count="0" meta:page-count="2" meta:paragraph-count="24" meta:word-count="24" meta:character-count="232" meta:non-whitespace-character-count="224"/>
  </office:meta>
</office:document-meta>
</file>